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office:version="1.2">
  <office:body>
    <office:text>
      <text:p/>
    </office:text>
  </office:body>
</office:document-content>
</file>

<file path=styles.xml><?xml version="1.0" encoding="utf-8"?>
<office:document-styles xmlns:office="urn:oasis:names:tc:opendocument:xmlns:office:1.0" office:version="1.2">
</office:document-styles>
</file>

<file path=meta.xml><?xml version="1.0" encoding="utf-8"?>
<office:document-meta xmlns:office="urn:oasis:names:tc:opendocument:xmlns:office:1.0" office:version="1.2"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
Sub Main
    Dim oDoc As Object
    Dim oText As Object
    Dim oTable As Object
    Dim oSearch As Object
    Dim oFound As Object

    oDoc = ThisComponent
    oText = oDoc.getText()

    ' Create a 4x2 table with a marker in A1 and empty cells below
    oTable = oDoc.createInstance("com.sun.star.text.TextTable")
    oTable.initialize(4, 2)
    Dim oCursor As Object
    oCursor = oText.createTextCursor()
    oText.insertTextContent(oCursor, oTable, False)

    oTable.getCellByName("A1").setString("~CS keep")
    oTable.getCellByName("B1").setString("b1")
    oTable.getCellByName("B2").setString("b2")
    oTable.getCellByName("B3").setString("b3")
    oTable.getCellByName("B4").setString("b4")
    ' A2, A3, A4 left empty

    ' Search for "~CS" like Fusion_CS does
    oSearch = oDoc.createSearchDescriptor()
    oSearch.SearchString = "~CS"
    oSearch.SearchWords = False
    oFound = oDoc.findFirst(oSearch)

    If Not IsNull(oFound) Then
        ' Clear the marker text
        Dim oCellCursor As Object
        oCellCursor = oFound
        oCellCursor.setString("")

        ' Create table cursors on the cell (like Fusion_CS)
        Dim oTblCurseur As Object
        Dim oTblCurseurW As Object
        oTblCurseur = oCellCursor.TextTable.createCursorByCellName(oFound.Cell.CellName)
        oTblCurseurW = oCellCursor.TextTable.createCursorByCellName(oFound.Cell.CellName)

        ' Merge empty cells below (like Fusion_CS loop)
        If oTblCurseurW.goDown(1, False) Then
            Dim oCurCell As Object
            oCurCell = oCellCursor.TextTable.getCellByName(oTblCurseurW.RangeName)
            Do While oCurCell.getString() = ""
                oTblCurseur.goDown(1, True)
                oTblCurseur.mergeRange()
                ' Access RangeName after merge — this is the crash line
                oTblCurseurW = oCellCursor.TextTable.createCursorByCellName(oTblCurseur.RangeName)
                If Not oTblCurseurW.goDown(1, False) Then Exit Do
                oCurCell = oCellCursor.TextTable.getCellByName(oTblCurseurW.RangeName)
            Loop
        End If
    End 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y.dtd'>
<library:libraries xmlns:library="http://openoffice.org/2000/library" xmlns:xlink="http://www.w3.org/1999/xlink">
  <library:library library:name="Standard" xlink:href="Standard/script-lb.xml" xlink:type="simple" library:link="false"/>
</library:libraries>
</file>